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1494758073" text:style-name="L1">
        <text:list-item>
          <text:p text:style-name="P1">Create a simulator</text:p>
        </text:list-item>
      </text:list>
      <text:list xml:id="list1715621451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1991027423" text:continue-list="list1494758073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symbol in the 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735415675" text:continue-numbering="true" text:style-name="L1"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1217556604" text:style-name="L3">
        <text:list-item>
          <text:list>
            <text:list-item>
              <text:p text:style-name="P3">Set trader name</text:p>
            </text:list-item>
            <text:list-item>
              <text:p text:style-name="P3">Set the trader to be 'sim mode':</text:p>
              <text:list>
                <text:list-item>
                  <text:p text:style-name="P3">Set sim timer of trader</text:p>
                  <text:list>
                    <text:list-item>
                      <text:p text:style-name="P3">set timer to be sim timer</text:p>
                    </text:list-item>
                    <text:list-item>
                      <text:p text:style-name="P3">set simulation beginning time</text:p>
                    </text:list-item>
                    <text:list-item>
                      <text:p text:style-name="P3">set simulation <text:tab/></text:p>
                    </text:list-item>
                  </text:list>
                </text:list-item>
                <text:list-item>
                  <text:p text:style-name="P3">Set sim order sender of trader</text:p>
                </text:list-item>
              </text:list>
            </text:list-item>
            <text:list-item>
              <text:p text:style-name="P3">Set data filter of trader (based on testing data)</text:p>
            </text:list-item>
            <text:list-item>
              <text:p text:style-name="P3">Set call back function of order processor</text:p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0T17:09:12</dc:date>
    <dc:creator>brandon </dc:creator>
    <meta:editing-duration>P1DT21H56M44S</meta:editing-duration>
    <meta:editing-cycles>29</meta:editing-cycles>
    <meta:generator>LibreOffice/3.5$Linux_X86_64 LibreOffice_project/350m1$Build-2</meta:generator>
    <meta:document-statistic meta:table-count="0" meta:image-count="0" meta:object-count="0" meta:page-count="1" meta:paragraph-count="40" meta:word-count="220" meta:character-count="1123" meta:non-whitespace-character-count="976"/>
  </office:meta>
</office:document-meta>
</file>